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1" style:family="table-row">
      <style:table-row-properties style:min-row-height="13.02mm"/>
    </style:style>
    <style:style style:name="Table6.A1" style:family="table-cell">
      <style:table-cell-properties fo:padding="0.97mm" fo:border="none"/>
    </style:style>
    <style:style style:name="Table6.B1" style:family="table-cell">
      <style:table-cell-properties fo:padding="0.97mm" fo:border="0.02mm solid #000000"/>
    </style:style>
    <style:style style:name="Table4" style:family="table">
      <style:table-properties style:width="159.98mm" fo:margin-left="5.22mm" fo:margin-right="4.8mm" fo:margin-top="4.99mm" fo:margin-bottom="10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1" style:family="table">
      <style:table-properties style:width="106.24mm" table:align="center"/>
    </style:style>
    <style:style style:name="Table1.A" style:family="table-column">
      <style:table-column-properties style:column-width="36.55mm"/>
    </style:style>
    <style:style style:name="Table1.B" style:family="table-column">
      <style:table-column-properties style:column-width="69.69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2" style:family="table">
      <style:table-properties style:width="55.79mm" fo:margin-top="4.99mm" fo:margin-bottom="4.99mm" table:align="center"/>
    </style:style>
    <style:style style:name="Table2.A" style:family="table-column">
      <style:table-column-properties style:column-width="20.96mm"/>
    </style:style>
    <style:style style:name="Table2.B" style:family="table-column">
      <style:table-column-properties style:column-width="34.84mm"/>
    </style:style>
    <style:style style:name="Table2.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2.B1" style:family="table-cell">
      <style:table-cell-properties fo:padding="0.97mm" fo:border="0.02mm solid #999999"/>
    </style:style>
    <style:style style:name="Table2.A2" style:family="table-cell">
      <style:table-cell-properties fo:background-color="#000000" fo:padding="0.97mm" fo:border-left="0.02mm solid #999999" fo:border-right="none" fo:border-top="none" fo:border-bottom="0.02mm solid #999999">
        <style:background-image/>
      </style:table-cell-properties>
    </style:style>
    <style:style style:name="Table2.B2" style:family="table-cell">
      <style:table-cell-properties fo:padding="0.97mm" fo:border-left="0.02mm solid #999999" fo:border-right="0.02mm solid #999999" fo:border-top="none" fo:border-bottom="0.02mm solid #999999"/>
    </style:style>
    <style:style style:name="Table3" style:family="table">
      <style:table-properties style:width="89.34mm" fo:margin-left="32.7mm" fo:margin-top="4.99mm" fo:margin-bottom="4.99mm" table:align="left"/>
    </style:style>
    <style:style style:name="Table3.A" style:family="table-column">
      <style:table-column-properties style:column-width="34.63mm"/>
    </style:style>
    <style:style style:name="Table3.B" style:family="table-column">
      <style:table-column-properties style:column-width="27.34mm"/>
    </style:style>
    <style:style style:name="Table3.C" style:family="table-column">
      <style:table-column-properties style:column-width="27.38mm"/>
    </style:style>
    <style:style style:name="Table3.A1" style:family="table-cell">
      <style:table-cell-properties fo:padding="0.97mm" fo:border-left="0.02mm solid #000000" fo:border-right="none" fo:border-top="0.02mm solid #000000" fo:border-bottom="0.02mm solid #000000"/>
    </style:style>
    <style:style style:name="Table3.C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C2" style:family="table-cell">
      <style:table-cell-properties fo:padding="0.97mm" fo:border-left="0.02mm solid #000000" fo:border-right="0.02mm solid #000000" fo:border-top="none" fo:border-bottom="0.02mm solid #000000"/>
    </style:style>
    <style:style style:name="Table5" style:family="table">
      <style:table-properties style:width="159.98mm" fo:margin-left="5.22mm" fo:margin-right="4.8mm" fo:margin-top="4.99mm" fo:margin-bottom="4.99mm" table:align="margins"/>
    </style:style>
    <style:style style:name="Table5.A" style:family="table-column">
      <style:table-column-properties style:column-width="11.82mm" style:rel-column-width="4841*"/>
    </style:style>
    <style:style style:name="Table5.B" style:family="table-column">
      <style:table-column-properties style:column-width="148.17mm" style:rel-column-width="60694*"/>
    </style:style>
    <style:style style:name="Table5.A1" style:family="table-cell">
      <style:table-cell-properties fo:padding="0.97mm" fo:border="none"/>
    </style:style>
    <style:style style:name="Table5.B1" style:family="table-cell">
      <style:table-cell-properties fo:padding="0.97mm" fo:border="0.02mm solid #000000"/>
    </style:style>
    <style:style style:name="P1"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2" style:family="paragraph" style:parent-style-name="Darktable_20_heading_20_3">
      <style:paragraph-properties fo:margin-left="0mm" fo:margin-right="0mm" fo:margin-top="4mm" fo:margin-bottom="1.99mm" fo:hyphenation-ladder-count="no-limit" fo:text-indent="0mm" style:auto-text-indent="false" style:shadow="none"/>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Text_20_body">
      <style:text-properties fo:font-weight="normal" style:font-weight-asian="normal" style:font-weight-complex="normal"/>
    </style:style>
    <style:style style:name="P6" style:family="paragraph" style:parent-style-name="Table_20_Contents">
      <style:text-properties fo:font-size="11pt"/>
    </style:style>
    <style:style style:name="P7" style:family="paragraph" style:parent-style-name="Table_20_Contents">
      <style:paragraph-properties fo:text-align="center" style:justify-single-word="false"/>
      <style:text-properties fo:font-size="11pt"/>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Darktable_20_text" style:list-style-name="L2"/>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style>
    <style:style style:name="fr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umple to more complex ones. In doing so, all darktable plugins are explained in details so that at the end of this section, the reader will have a deep understanding of all the possibility given by darktable and digital RAW development.</text:p>
      <table:table table:name="Table6" table:style-name="Table6">
        <table:table-column table:style-name="Table6.A"/>
        <table:table-column table:style-name="Table6.B"/>
        <table:table-row table:style-name="Table6.1">
          <table:table-cell table:style-name="Table6.A1" office:value-type="string">
            <text:p text:style-name="P6"><draw:frame draw:style-name="fr6" draw:name="graphics25" text:anchor-type="char" svg:width="6.77mm" svg:height="6.77mm" draw:z-index="37"><draw:image xlink:href="Pictures/100002010000008000000080D45F7F9D.png" xlink:type="simple" xlink:show="embed" xlink:actuate="onLoad"/></draw:frame> </text:p>
          </table:table-cell>
          <table:table-cell table:style-name="Table6.B1" office:value-type="string">
            <text:p text:style-name="P4">This chapter is still to be completed.</text:p>
          </table:table-cell>
        </table:table-row>
      </table:table>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P5">Let's start by using basic plug-ins to fix an image.</text:p>
      <text:h text:style-name="Darktable_20_heading_20_2" text:outline-level="3">White balance</text:h>
      <text:p text:style-name="P5">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2">White balance is arguably the most important first correction for any raw conversion. Until that aspect has been <text:s/>determined, we really can not reliably do any other correction, </text:span>except maybe cropping and/or rotating (even if it is still suggested to set the proper white balance first because cropping <text:s/>may remove neutral colors <text:soft-page-break/>that help with setting the correct white balance). <text:bookmark-end text:name="__DdeLink__425_455033302"/></text:p>
      <text:p text:style-name="P5">The undesired color cast can be due to many factors, the most important one is the color of the light itself. Any light source in fact has a particular color, called “color temperature”, which refers to the relative warmth or coolness of white light.</text:p>
      <table:table table:name="Table4" table:style-name="Table4">
        <table:table-column table:style-name="Table4.A"/>
        <table:table-column table:style-name="Table4.B"/>
        <table:table-row>
          <table:table-cell table:style-name="Table4.A1" office:value-type="string">
            <text:p text:style-name="P6"><draw:frame draw:style-name="fr7" draw:name="graphics11" text:anchor-type="as-char" svg:width="6.77mm" svg:height="6.77mm" draw:z-index="0"><draw:image xlink:href="Pictures/100002010000008000000080D45F7F9D.png" xlink:type="simple" xlink:show="embed" xlink:actuate="onLoad"/></draw:frame> </text:p>
          </table:table-cell>
          <table:table-cell table:style-name="Table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 table:style-name="Table1">
              <table:table-column table:style-name="Table1.A"/>
              <table:table-column table:style-name="Table1.B"/>
              <table:table-row>
                <table:table-cell table:style-name="Table1.A1" office:value-type="string">
                  <text:p text:style-name="Table_20_Heading">Color temperature</text:p>
                </table:table-cell>
                <table:table-cell table:style-name="Table1.B1" office:value-type="string">
                  <text:p text:style-name="Table_20_Heading">Light source</text:p>
                </table:table-cell>
              </table:table-row>
              <table:table-row>
                <table:table-cell table:style-name="Table1.A2" office:value-type="string">
                  <text:p text:style-name="P6">1000-2000 K</text:p>
                </table:table-cell>
                <table:table-cell table:style-name="Table1.B2" office:value-type="string">
                  <text:p text:style-name="P6">Candlelight</text:p>
                </table:table-cell>
              </table:table-row>
              <table:table-row>
                <table:table-cell table:style-name="Table1.A2" office:value-type="string">
                  <text:p text:style-name="P6">2500-3500 K</text:p>
                </table:table-cell>
                <table:table-cell table:style-name="Table1.B2" office:value-type="string">
                  <text:p text:style-name="P6">Tungsten bulb (household variety)</text:p>
                </table:table-cell>
              </table:table-row>
              <table:table-row>
                <table:table-cell table:style-name="Table1.A2" office:value-type="string">
                  <text:p text:style-name="P6">3000-4000 K</text:p>
                </table:table-cell>
                <table:table-cell table:style-name="Table1.B2" office:value-type="string">
                  <text:p text:style-name="P6">Sunrise/Sunset (clear sky)</text:p>
                </table:table-cell>
              </table:table-row>
              <table:table-row>
                <table:table-cell table:style-name="Table1.A2" office:value-type="string">
                  <text:p text:style-name="P6">4000-5000 K</text:p>
                </table:table-cell>
                <table:table-cell table:style-name="Table1.B2" office:value-type="string">
                  <text:p text:style-name="P6">Fluorescent lamps</text:p>
                </table:table-cell>
              </table:table-row>
              <table:table-row>
                <table:table-cell table:style-name="Table1.A2" office:value-type="string">
                  <text:p text:style-name="P6">5000-5500 K</text:p>
                </table:table-cell>
                <table:table-cell table:style-name="Table1.B2" office:value-type="string">
                  <text:p text:style-name="P6">Electronic flash</text:p>
                </table:table-cell>
              </table:table-row>
              <table:table-row>
                <table:table-cell table:style-name="Table1.A2" office:value-type="string">
                  <text:p text:style-name="P6">5500-6500 K</text:p>
                </table:table-cell>
                <table:table-cell table:style-name="Table1.B2" office:value-type="string">
                  <text:p text:style-name="P6">Daylight with clear sky (sun overhead)</text:p>
                </table:table-cell>
              </table:table-row>
              <table:table-row>
                <table:table-cell table:style-name="Table1.A2" office:value-type="string">
                  <text:p text:style-name="P6">6500-8000 K</text:p>
                </table:table-cell>
                <table:table-cell table:style-name="Table1.B2" office:value-type="string">
                  <text:p text:style-name="P6">Moderately overcast sky</text:p>
                </table:table-cell>
              </table:table-row>
              <table:table-row>
                <table:table-cell table:style-name="Table1.A2" office:value-type="string">
                  <text:p text:style-name="P6">9000-10000 K</text:p>
                </table:table-cell>
                <table:table-cell table:style-name="Table1.B2" office:value-type="string">
                  <text:p text:style-name="P6">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P5">Most digital cameras provides a variety of preset white balances, usually represented by the icons in the following table.</text:p>
      <table:table table:name="Table2" table:style-name="Table2">
        <table:table-column table:style-name="Table2.A"/>
        <table:table-column table:style-name="Table2.B"/>
        <table:table-row>
          <table:table-cell table:style-name="Table2.A1" office:value-type="string">
            <text:p text:style-name="P7"><draw:frame draw:style-name="fr8" draw:name="graphics1" text:anchor-type="as-char" svg:width="17.46mm" svg:height="6.61mm" draw:z-index="1"><draw:image xlink:href="Pictures/1000000000000042000000192D399896.png" xlink:type="simple" xlink:show="embed" xlink:actuate="onLoad"/></draw:frame></text:p>
          </table:table-cell>
          <table:table-cell table:style-name="Table2.B1" office:value-type="string">
            <text:p text:style-name="P7">Auto white balance</text:p>
          </table:table-cell>
        </table:table-row>
        <table:table-row>
          <table:table-cell table:style-name="Table2.A2" office:value-type="string">
            <text:p text:style-name="P7"><draw:frame draw:style-name="fr9" draw:name="graphics2" text:anchor-type="as-char" svg:width="12.96mm" svg:height="6.61mm" draw:z-index="2"><draw:image xlink:href="Pictures/100000000000003100000019E2CE6325.png" xlink:type="simple" xlink:show="embed" xlink:actuate="onLoad"/></draw:frame></text:p>
          </table:table-cell>
          <table:table-cell table:style-name="Table2.B2" office:value-type="string">
            <text:p text:style-name="P7">Custom</text:p>
          </table:table-cell>
        </table:table-row>
        <table:table-row>
          <table:table-cell table:style-name="Table2.A2" office:value-type="string">
            <text:p text:style-name="P7"><draw:frame draw:style-name="fr8" draw:name="graphics3" text:anchor-type="as-char" svg:width="10.32mm" svg:height="6.61mm" draw:z-index="3"><draw:image xlink:href="Pictures/100000000000002700000019894D1254.png" xlink:type="simple" xlink:show="embed" xlink:actuate="onLoad"/></draw:frame></text:p>
          </table:table-cell>
          <table:table-cell table:style-name="Table2.B2" office:value-type="string">
            <text:p text:style-name="P7">Kelvin</text:p>
          </table:table-cell>
        </table:table-row>
        <table:table-row>
          <table:table-cell table:style-name="Table2.A2" office:value-type="string">
            <text:p text:style-name="P7"><draw:frame draw:style-name="fr8" draw:name="graphics4" text:anchor-type="as-char" svg:width="8.73mm" svg:height="8.2mm" draw:z-index="4"><draw:image xlink:href="Pictures/10000000000000210000001FFCC62DE0.png" xlink:type="simple" xlink:show="embed" xlink:actuate="onLoad"/></draw:frame></text:p>
          </table:table-cell>
          <table:table-cell table:style-name="Table2.B2" office:value-type="string">
            <text:p text:style-name="P7">Tungsten</text:p>
          </table:table-cell>
        </table:table-row>
        <table:table-row>
          <table:table-cell table:style-name="Table2.A2" office:value-type="string">
            <text:p text:style-name="P7"><draw:frame draw:style-name="fr8" draw:name="graphics5" text:anchor-type="as-char" svg:width="7.94mm" svg:height="7.67mm" draw:z-index="5"><draw:image xlink:href="Pictures/100000000000001E0000001DA24E57B3.png" xlink:type="simple" xlink:show="embed" xlink:actuate="onLoad"/></draw:frame></text:p>
          </table:table-cell>
          <table:table-cell table:style-name="Table2.B2" office:value-type="string">
            <text:p text:style-name="P7">Fluorescent</text:p>
          </table:table-cell>
        </table:table-row>
        <table:table-row>
          <table:table-cell table:style-name="Table2.A2" office:value-type="string">
            <text:p text:style-name="P7"><draw:frame draw:style-name="fr8" draw:name="graphics6" text:anchor-type="as-char" svg:width="7.67mm" svg:height="7.67mm" draw:z-index="6"><draw:image xlink:href="Pictures/100000000000001D0000001D1D439CAD.png" xlink:type="simple" xlink:show="embed" xlink:actuate="onLoad"/></draw:frame></text:p>
          </table:table-cell>
          <table:table-cell table:style-name="Table2.B2" office:value-type="string">
            <text:p text:style-name="P7">Daylight</text:p>
          </table:table-cell>
        </table:table-row>
        <table:table-row>
          <table:table-cell table:style-name="Table2.A2" office:value-type="string">
            <text:p text:style-name="P7"><draw:frame draw:style-name="fr8" draw:name="graphics7" text:anchor-type="as-char" svg:width="4.76mm" svg:height="7.67mm" draw:z-index="7"><draw:image xlink:href="Pictures/10000000000000120000001DA21C6E70.png" xlink:type="simple" xlink:show="embed" xlink:actuate="onLoad"/></draw:frame></text:p>
          </table:table-cell>
          <table:table-cell table:style-name="Table2.B2" office:value-type="string">
            <text:p text:style-name="P7">Flash</text:p>
          </table:table-cell>
        </table:table-row>
        <table:table-row>
          <table:table-cell table:style-name="Table2.A2" office:value-type="string">
            <text:p text:style-name="P7"><draw:frame draw:style-name="fr8" draw:name="graphics8" text:anchor-type="as-char" svg:width="10.32mm" svg:height="6.88mm" draw:z-index="8"><draw:image xlink:href="Pictures/10000000000000270000001A20EF8581.png" xlink:type="simple" xlink:show="embed" xlink:actuate="onLoad"/></draw:frame></text:p>
          </table:table-cell>
          <table:table-cell table:style-name="Table2.B2" office:value-type="string">
            <text:p text:style-name="P7">Cloudy</text:p>
          </table:table-cell>
        </table:table-row>
        <table:table-row>
          <table:table-cell table:style-name="Table2.A2" office:value-type="string">
            <text:p text:style-name="P7"><draw:frame draw:style-name="fr8" draw:name="graphics9" text:anchor-type="as-char" svg:width="10.85mm" svg:height="7.14mm" draw:z-index="9"><draw:image xlink:href="Pictures/10000000000000290000001BB1E7ED44.png" xlink:type="simple" xlink:show="embed" xlink:actuate="onLoad"/></draw:frame></text:p>
          </table:table-cell>
          <table:table-cell table:style-name="Table2.B2" office:value-type="string">
            <text:p text:style-name="P7">Shade</text:p>
          </table:table-cell>
        </table:table-row>
      </table:table>
      <text:p text:style-name="P5"><text:soft-page-break/>The first three white balances allow for a range of color temperatures. <text:span text:style-name="T1">Auto white balance</text:span> is available in all digital cameras and uses a best guess algorithm within a limited range — usually between 3000/4000 K and 7000 K. <text:span text:style-name="T1">Custom white balance</text:span> allows you to take a picture of a known gray reference under the same lighting, and then set that as the white balance for future photos. With "Kelvin" you can set the color temperature over a broad range.</text:p>
      <text:p text:style-name="Text_20_body">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P5">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equence-ref text:reference-format="category-and-value" text:ref-name="refFigure0">Figure 1</text:sequence-ref>.</text:p>
      <text:p text:style-name="P5"><draw:frame draw:style-name="fr1" draw:name="Frame1" text:anchor-type="paragraph" svg:width="76.45mm" draw:z-index="11"><draw:text-box fo:min-height="59.78mm"><text:p text:style-name="Darktable_20_caption"><draw:frame draw:style-name="fr10" draw:name="graphics10" text:anchor-type="paragraph" svg:x="0.04mm" svg:y="0.02mm" svg:width="76.45mm" style:rel-width="100%" svg:height="59.78mm" style:rel-height="scale" draw:z-index="12"><draw:image xlink:href="../../tutorial/images/ui_white_balance_filter.png" xlink:type="simple" xlink:show="embed" xlink:actuate="onLoad"/></draw:frame>Figure <text:sequence text:ref-name="refFigure0" text:name="Figure" text:formula="ooow:Figure+1" style:num-format="1">1</text:sequence>: white balance plugin</text:p></draw:text-box></draw:frame>There are three ways to affect the white balance of a picture:</text:p>
      <text:list xml:id="list783086616" text:style-name="L1">
        <text:list-item>
          <text:p text:style-name="P8">changing tint, temperature in and temperature out;</text:p>
        </text:list-item>
        <text:list-item>
          <text:p text:style-name="P8">modifying the values of red, green and blue;</text:p>
        </text:list-item>
        <text:list-item>
          <text:p text:style-name="P8">and using presets or custom white balance.</text:p>
        </text:list-item>
      </text:list>
      <text:p text:style-name="P5">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tint and temperature adjustments</text:p>
      <text:p text:style-name="Text_20_body"><text:span text:style-name="T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Text_20_body">Tint varies from 0.1 to 5 and changes the picture from cyan to green. The following figures illustrate the photo Fosdinovo.CR2 with different values of tints and temperature. </text:p>
      <text:p text:style-name="Text_20_body"><draw:frame draw:style-name="fr2" draw:name="Frame2" text:anchor-type="paragraph" svg:x="10mm" svg:y="0mm" svg:width="69.92mm" draw:z-index="13"><draw:text-box fo:min-height="59.13mm"><text:p text:style-name="Darktable_20_caption"><draw:frame draw:style-name="fr11" draw:name="graphics12" text:anchor-type="paragraph" svg:y="0.02mm" svg:width="34.96mm" style:rel-width="50%" svg:height="52.92mm" style:rel-height="scale" draw:z-index="14"><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15"><draw:text-box fo:min-height="59.13mm"><text:p text:style-name="Darktable_20_caption"><draw:frame draw:style-name="fr11" draw:name="graphics13" text:anchor-type="paragraph" svg:y="0.02mm" svg:width="34.96mm" style:rel-width="50%" svg:height="52.92mm" style:rel-height="scale" draw:z-index="16"><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2" draw:name="Frame4" text:anchor-type="paragraph" svg:x="10mm" svg:y="60.01mm" svg:width="69.92mm" draw:z-index="17"><draw:text-box fo:min-height="59.13mm"><text:p text:style-name="Darktable_20_caption"><draw:frame draw:style-name="fr11" draw:name="graphics14" text:anchor-type="paragraph" svg:y="0.02mm" svg:width="34.96mm" style:rel-width="50%" svg:height="52.92mm" style:rel-height="scale" draw:z-index="18"><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2" draw:name="Frame5" text:anchor-type="paragraph" svg:x="90.01mm" svg:y="60.01mm" svg:width="69.92mm" draw:z-index="19"><draw:text-box fo:min-height="59.13mm"><text:p text:style-name="Darktable_20_caption"><draw:frame draw:style-name="fr11" draw:name="graphics15" text:anchor-type="paragraph" svg:y="0.02mm" svg:width="34.96mm" style:rel-width="50%" svg:height="52.92mm" style:rel-height="scale" draw:z-index="20"><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ext:s/>the picture of the above images is illustrated in <text:sequence-ref text:reference-format="category-and-value" text:ref-name="refFigure5">Figure 6</text:sequence-ref>.</text:p>
      <text:p text:style-name="Darktable_20_heading_20_3"><draw:frame draw:style-name="fr4" draw:name="Frame6" text:anchor-type="paragraph" svg:y="1.09mm" svg:width="88.97mm" draw:z-index="21"><draw:text-box fo:min-height="59.43mm"><text:p text:style-name="Darktable_20_caption"><draw:frame draw:style-name="fr11" draw:name="graphics16" text:anchor-type="paragraph" svg:y="0.02mm" svg:width="35.6mm" style:rel-width="40%" svg:height="52.92mm" style:rel-height="scale" draw:z-index="22"><draw:image xlink:href="../images/fosdinovo-1.316-4709-5000.jpg" xlink:type="simple" xlink:show="embed" xlink:actuate="onLoad"/></draw:frame>Figure <text:sequence text:ref-name="refFigure5" text:name="Figure" text:formula="ooow:Figure+1" style:num-format="1">6</text:sequence>: T: 1,316, Ki: 4709, Ko: 5000</text:p></draw:text-box></draw:frame>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values for the correct values.</text:p>
      <text:p text:style-name="P1"><draw:frame draw:style-name="fr2" draw:name="Frame8" text:anchor-type="paragraph" svg:x="90.01mm" svg:y="0mm" svg:width="69.92mm" draw:z-index="23"><draw:text-box fo:min-height="59.13mm"><text:p text:style-name="Darktable_20_caption"><draw:frame draw:style-name="fr11" draw:name="graphics18" text:anchor-type="paragraph" svg:y="0.02mm" svg:width="34.96mm" style:rel-width="50%" svg:height="52.92mm" style:rel-height="scale" draw:z-index="24"><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25"><draw:text-box fo:min-height="59.13mm"><text:p text:style-name="Darktable_20_caption"><draw:frame draw:style-name="fr11" draw:name="graphics17" text:anchor-type="paragraph" svg:y="0.02mm" svg:width="34.96mm" style:rel-width="50%" svg:height="52.92mm" style:rel-height="scale" draw:z-index="26"><draw:image xlink:href="../images/fosdinovo-5-1-1.jpg" xlink:type="simple" xlink:show="embed" xlink:actuate="onLoad"/></draw:frame>Figure <text:sequence text:ref-name="refFigure7" text:name="Figure" text:formula="ooow:Figure+1" style:num-format="1">7</text:sequence>: R: 5, G: 1, B: 1</text:p></draw:text-box></draw:frame><draw:frame draw:style-name="fr2" draw:name="Frame9" text:anchor-type="paragraph" svg:x="10mm" svg:y="60.01mm" svg:width="69.92mm" draw:z-index="27"><draw:text-box fo:min-height="59.13mm"><text:p text:style-name="Darktable_20_caption"><draw:frame draw:style-name="fr11" draw:name="graphics19" text:anchor-type="paragraph" svg:y="0.02mm" svg:width="34.96mm" style:rel-width="50%" svg:height="52.92mm" style:rel-height="scale" draw:z-index="28"><draw:image xlink:href="../images/fosdinovo-1-1-5.jpg" xlink:type="simple" xlink:show="embed" xlink:actuate="onLoad"/></draw:frame>Figure <text:sequence text:ref-name="refFigure8" text:name="Figure" text:formula="ooow:Figure+1" style:num-format="1">9</text:sequence>: R: 5, G: 1, B: 1</text:p></draw:text-box></draw:frame><draw:frame draw:style-name="fr2" draw:name="Frame10" text:anchor-type="paragraph" svg:x="90.01mm" svg:y="60.01mm" svg:width="69.92mm" draw:z-index="29"><draw:text-box fo:min-height="59.13mm"><text:p text:style-name="Darktable_20_caption"><draw:frame draw:style-name="fr11" draw:name="graphics20" text:anchor-type="paragraph" svg:y="0.02mm" svg:width="34.96mm" style:rel-width="50%" svg:height="52.92mm" style:rel-height="scale" draw:z-index="30"><draw:image xlink:href="../images/fosdinovo-1.316-4709-5000.jpg" xlink:type="simple" xlink:show="embed" xlink:actuate="onLoad"/></draw:frame>Figure <text:sequence text:ref-name="refFigure9" text:name="Figure" text:formula="ooow:Figure+1" style:num-format="1">10</text:sequence>: <text:s/>R: <text:span text:style-name="T3">1.566, G: 1, B: 1.257</text:span></text:p></draw:text-box></draw:frame><text:soft-page-break/>White balance with preset values</text:p>
      <text:p text:style-name="P3">Darktable provides a number of presets of white balance suitable to the most common lighting conditions. These are:</text:p>
      <text:list xml:id="list134191571" text:style-name="L2">
        <text:list-item>
          <text:p text:style-name="P9">Camera white balance</text:p>
        </text:list-item>
        <text:list-item>
          <text:p text:style-name="P9">Spot white balance</text:p>
        </text:list-item>
        <text:list-item>
          <text:p text:style-name="P9">Passthrough</text:p>
        </text:list-item>
        <text:list-item>
          <text:p text:style-name="P9">Daylight</text:p>
        </text:list-item>
        <text:list-item>
          <text:p text:style-name="P9">Shade</text:p>
        </text:list-item>
        <text:list-item>
          <text:p text:style-name="P9">Cloudy</text:p>
        </text:list-item>
        <text:list-item>
          <text:p text:style-name="P9">Tungsten</text:p>
        </text:list-item>
        <text:list-item>
          <text:p text:style-name="P9">White fluorescent</text:p>
        </text:list-item>
        <text:list-item>
          <text:p text:style-name="P9">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31"><draw:text-box fo:min-height="59.13mm"><text:p text:style-name="Darktable_20_caption"><draw:frame draw:style-name="fr11" draw:name="graphics21" text:anchor-type="paragraph" svg:y="0.02mm" svg:width="34.96mm" style:rel-width="50%" svg:height="52.92mm" style:rel-height="scale" draw:z-index="32"><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33"><draw:text-box fo:min-height="59.13mm"><text:p text:style-name="Darktable_20_caption"><draw:frame draw:style-name="fr11" draw:name="graphics22" text:anchor-type="paragraph" svg:y="0.02mm" svg:width="34.96mm" style:rel-width="50%" svg:height="52.92mm" style:rel-height="scale" draw:z-index="34"><draw:image xlink:href="../images/fosdinovo-spot-2.jpg" xlink:type="simple" xlink:show="embed" xlink:actuate="onLoad"/></draw:frame>Figure <text:sequence text:ref-name="refFigure11" text:name="Figure" text:formula="ooow:Figure+1" style:num-format="1">12</text:sequence>: <text:s/>spot white balance II</text:p></draw:text-box></draw:frame><text:soft-page-break/>The next six presets are white balances based on different kind of lighting conditions, which correspond, for the image used in this section, to the color temperatures in the table below.</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Preset</text:p>
          </table:table-cell>
          <table:table-cell table:style-name="Table3.A1" office:value-type="string">
            <text:p text:style-name="Table_20_Heading">Tint</text:p>
          </table:table-cell>
          <table:table-cell table:style-name="Table3.C1" office:value-type="string">
            <text:p text:style-name="Table_20_Heading">Color temperature</text:p>
          </table:table-cell>
        </table:table-row>
        <table:table-row>
          <table:table-cell table:style-name="Table3.A2" office:value-type="string">
            <text:p text:style-name="P6">Daylight</text:p>
          </table:table-cell>
          <table:table-cell table:style-name="Table3.A2" office:value-type="string">
            <text:p text:style-name="P7">0.978</text:p>
          </table:table-cell>
          <table:table-cell table:style-name="Table3.C2" office:value-type="string">
            <text:p text:style-name="P7">5285 K</text:p>
          </table:table-cell>
        </table:table-row>
        <table:table-row>
          <table:table-cell table:style-name="Table3.A2" office:value-type="string">
            <text:p text:style-name="P6">Shade</text:p>
          </table:table-cell>
          <table:table-cell table:style-name="Table3.A2" office:value-type="string">
            <text:p text:style-name="P7">0.952</text:p>
          </table:table-cell>
          <table:table-cell table:style-name="Table3.C2" office:value-type="string">
            <text:p text:style-name="P7">6523 K</text:p>
          </table:table-cell>
        </table:table-row>
        <table:table-row>
          <table:table-cell table:style-name="Table3.A2" office:value-type="string">
            <text:p text:style-name="P6">Cloudy</text:p>
          </table:table-cell>
          <table:table-cell table:style-name="Table3.A2" office:value-type="string">
            <text:p text:style-name="P7">0.964</text:p>
          </table:table-cell>
          <table:table-cell table:style-name="Table3.C2" office:value-type="string">
            <text:p text:style-name="P7">5870 K</text:p>
          </table:table-cell>
        </table:table-row>
        <table:table-row>
          <table:table-cell table:style-name="Table3.A2" office:value-type="string">
            <text:p text:style-name="P6">Tungsten</text:p>
          </table:table-cell>
          <table:table-cell table:style-name="Table3.A2" office:value-type="string">
            <text:p text:style-name="P7">1.064</text:p>
          </table:table-cell>
          <table:table-cell table:style-name="Table3.C2" office:value-type="string">
            <text:p text:style-name="P7">3641 K</text:p>
          </table:table-cell>
        </table:table-row>
        <table:table-row>
          <table:table-cell table:style-name="Table3.A2" office:value-type="string">
            <text:p text:style-name="P6">White fluorescent</text:p>
          </table:table-cell>
          <table:table-cell table:style-name="Table3.A2" office:value-type="string">
            <text:p text:style-name="P7">0.962</text:p>
          </table:table-cell>
          <table:table-cell table:style-name="Table3.C2" office:value-type="string">
            <text:p text:style-name="P7">4129 K</text:p>
          </table:table-cell>
        </table:table-row>
        <table:table-row>
          <table:table-cell table:style-name="Table3.A2" office:value-type="string">
            <text:p text:style-name="P6">Flash</text:p>
          </table:table-cell>
          <table:table-cell table:style-name="Table3.A2" office:value-type="string">
            <text:p text:style-name="P7">0.941</text:p>
          </table:table-cell>
          <table:table-cell table:style-name="Table3.C2" office:value-type="string">
            <text:p text:style-name="P7">6641 K</text:p>
          </table:table-cell>
        </table:table-row>
      </table:table>
      <text:p text:style-name="P1">The gray card</text:p>
      <text:p text:style-name="Darktable_20_text">One technique that can be very useful in white balance is to use a gray card. This is a middle gray reference used also to produce consistent exposures.</text:p>
      <text:p text:style-name="Darktable_20_text"/>
      <table:table table:name="Table5" table:style-name="Table5">
        <table:table-column table:style-name="Table5.A"/>
        <table:table-column table:style-name="Table5.B"/>
        <table:table-row>
          <table:table-cell table:style-name="Table5.A1" office:value-type="string">
            <text:p text:style-name="P6"><draw:frame draw:style-name="fr12" draw:name="graphics24" text:anchor-type="as-char" svg:y="-2.65mm" svg:width="6.77mm" svg:height="6.77mm" draw:z-index="10"><draw:image xlink:href="Pictures/100002010000008000000080D45F7F9D.png" xlink:type="simple" xlink:show="embed" xlink:actuate="onLoad"/></draw:frame> </text:p>
          </table:table-cell>
          <table:table-cell table:style-name="Table5.B1" office:value-type="string">
            <text:p text:style-name="Darktable_20_text">Middle gray is a tone that is perceptually about half way between black and white on a lightness scale.</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P2">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text:soft-page-break/>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35"><draw:text-box fo:min-height="16.4mm"><text:p text:style-name="Darktable_20_caption"><draw:frame draw:style-name="fr10" draw:name="graphics23" text:anchor-type="paragraph" svg:x="0.04mm" svg:y="0.02mm" svg:width="75.39mm" style:rel-width="100%" svg:height="16.4mm" style:rel-height="scale" draw:z-index="36"><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DejaVuSans"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Sans1" svg:font-family="DejaVuSans, '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6H27M32S</meta:editing-duration>
    <meta:editing-cycles>18</meta:editing-cycles>
    <meta:generator>LibreOffice/3.3$Linux LibreOffice_project/330m19$Build-202</meta:generator>
    <meta:initial-creator>Nicholas </meta:initial-creator>
    <dc:date>2011-05-05T22:52:51</dc:date>
    <dc:creator>Stefano Fornari</dc:creator>
    <meta:document-statistic meta:table-count="6" meta:image-count="25" meta:object-count="0" meta:page-count="7" meta:paragraph-count="130" meta:word-count="2107" meta:character-count="12003"/>
  </office:meta>
</office:document-meta>
</file>